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>
      <style:text-properties officeooo:rsid="00074327" officeooo:paragraph-rsid="00074327"/>
    </style:style>
    <style:style style:name="P3" style:family="paragraph" style:parent-style-name="Text_20_body" style:list-style-name="L1">
      <style:text-properties officeooo:rsid="00094b3c" officeooo:paragraph-rsid="00094b3c"/>
    </style:style>
    <style:style style:name="P4" style:family="paragraph" style:parent-style-name="Text_20_body" style:list-style-name="L1">
      <style:text-properties officeooo:rsid="000adaea" officeooo:paragraph-rsid="000adaea"/>
    </style:style>
    <style:style style:name="P5" style:family="paragraph" style:parent-style-name="Text_20_body" style:list-style-name="L1">
      <style:text-properties officeooo:rsid="000c4804" officeooo:paragraph-rsid="000c4804"/>
    </style:style>
    <style:style style:name="P6" style:family="paragraph" style:parent-style-name="Text_20_body" style:list-style-name="L1">
      <style:text-properties officeooo:rsid="0011b8ca" officeooo:paragraph-rsid="0011b8ca"/>
    </style:style>
    <style:style style:name="P7" style:family="paragraph" style:parent-style-name="Text_20_body" style:list-style-name="L1">
      <style:text-properties officeooo:rsid="001e6b2b" officeooo:paragraph-rsid="001e6b2b"/>
    </style:style>
    <style:style style:name="P8" style:family="paragraph" style:parent-style-name="Text_20_body" style:list-style-name="L1">
      <style:text-properties officeooo:rsid="00291345" officeooo:paragraph-rsid="00291345"/>
    </style:style>
    <style:style style:name="P9" style:family="paragraph" style:parent-style-name="Text_20_body" style:list-style-name="L1">
      <style:text-properties officeooo:rsid="002b102f" officeooo:paragraph-rsid="002b102f"/>
    </style:style>
    <style:style style:name="P10" style:family="paragraph" style:parent-style-name="Text_20_body" style:list-style-name="L1">
      <style:text-properties officeooo:rsid="002d9717" officeooo:paragraph-rsid="002d9717"/>
    </style:style>
    <style:style style:name="P11" style:family="paragraph" style:parent-style-name="Text_20_body" style:list-style-name="L2">
      <style:text-properties officeooo:rsid="0030934a" officeooo:paragraph-rsid="0030934a"/>
    </style:style>
    <style:style style:name="T1" style:family="text">
      <style:text-properties officeooo:rsid="00094b3c"/>
    </style:style>
    <style:style style:name="T2" style:family="text">
      <style:text-properties officeooo:rsid="000c4804"/>
    </style:style>
    <style:style style:name="T3" style:family="text">
      <style:text-properties officeooo:rsid="00137ac9"/>
    </style:style>
    <style:style style:name="T4" style:family="text">
      <style:text-properties officeooo:rsid="00164046"/>
    </style:style>
    <style:style style:name="T5" style:family="text">
      <style:text-properties officeooo:rsid="00172897"/>
    </style:style>
    <style:style style:name="T6" style:family="text">
      <style:text-properties officeooo:rsid="002725b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tra of stars</text:p>
      <text:list xml:id="list176692038" text:style-name="L1">
        <text:list-item>
          <text:p text:style-name="P2">Diffraction grating = a slide with many parallel grooves (lines) ruled very close together on it</text:p>
          <text:list>
            <text:list-item>
              <text:p text:style-name="P2">Light will diffract through the gaps and create a diffraction pattern showing the different colours of the light</text:p>
            </text:list-item>
            <text:list-item>
              <text:p text:style-name="P2">This can be used to calculate the wavelengths,<draw:frame draw:style-name="fr1" draw:name="Object1" text:anchor-type="as-char" svg:y="-0.318cm" svg:width="0.462cm" svg:height="0.34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1">of each colour accurately </text:span></text:p>
            </text:list-item>
            <text:list-item>
              <text:p text:style-name="P3">Diffraction gratings are used in optical spectrometers to measure wavelengths in order to identify gases</text:p>
            </text:list-item>
            <text:list-item>
              <text:p text:style-name="P4">Diffraction gratings are good because they give bright, sharp coloured diffraction fringes</text:p>
            </text:list-item>
            <text:list-item>
              <text:p text:style-name="P5">For one colour, all the light is in phase at one angle,<draw:frame draw:style-name="fr1" draw:name="Object2" text:anchor-type="as-char" svg:y="-0.305cm" svg:width="0.423cm" svg:height="0.332cm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5">The path differences between rays are integer (whole) number of wavelengths for that colour</text:p>
            </text:list-item>
          </text:list>
        </text:list-item>
        <text:list-item>
          <text:p text:style-name="P6">Diffraction grating formula:</text:p>
          <text:list>
            <text:list-item>
              <text:p text:style-name="P6">Bright, sharp lines are seen at angles,<text:span text:style-name="T2"><draw:frame draw:style-name="fr1" draw:name="Object3" text:anchor-type="as-char" svg:y="-0.305cm" svg:width="0.423cm" svg:height="0.33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</text:span>either side of the central maximum</text:p>
            </text:list-item>
            <text:list-item>
              <text:p text:style-name="P6"><draw:frame draw:style-name="fr1" draw:name="Object4" text:anchor-type="as-char" svg:y="-0.377cm" svg:width="2.14cm" svg:height="0.467cm" draw:z-index="3"><draw:object xlink:href="./Object 4" xlink:type="simple" xlink:show="embed" xlink:actuate="onLoad"/><draw:image xlink:href="./ObjectReplacements/Object 4" xlink:type="simple" xlink:show="embed" xlink:actuate="onLoad"/></draw:frame>, <text:span text:style-name="T3">where </text:span><text:span text:style-name="T3"><draw:frame draw:style-name="fr1" draw:name="Object5" text:anchor-type="as-char" svg:y="-0.377cm" svg:width="0.42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is an integer (for the first order maximum use</text:span><text:span text:style-name="T3"><draw:frame draw:style-name="fr1" draw:name="Object6" text:anchor-type="as-char" svg:y="-0.377cm" svg:width="0.422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= 1, </text:span><text:span text:style-name="T4">for the second order maximum use</text:span><text:span text:style-name="T4"><draw:frame draw:style-name="fr1" draw:name="Object7" text:anchor-type="as-char" svg:y="-0.377cm" svg:width="0.42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= 2, </text:span><text:span text:style-name="T5">etc.)</text:span></text:p>
            </text:list-item>
            <text:list-item>
              <text:p text:style-name="P7">When finding the spacing between lines in the grating, use<draw:frame draw:style-name="fr1" draw:name="Object8" text:anchor-type="as-char" svg:y="-0.619cm" svg:width="3.799cm" svg:height="0.998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6">(the spacing of the lines is the reciprocal of the number of lines per metre)</text:span></text:p>
            </text:list-item>
          </text:list>
        </text:list-item>
        <text:list-item>
          <text:p text:style-name="P8">Spectrometers = instruments using a diffraction grating to find accurate values of different wavelengths</text:p>
          <text:list>
            <text:list-item>
              <text:p text:style-name="P9">They can be used to identify the chemical elements in a compound or in the stars (optical spectrometry)</text:p>
            </text:list-item>
            <text:list-item>
              <text:p text:style-name="P9">Most large telescopes include a spectrometer to get the spectrum of a star they are looking at</text:p>
            </text:list-item>
          </text:list>
        </text:list-item>
        <text:list-item>
          <text:p text:style-name="P10">Questions:</text:p>
        </text:list-item>
      </text:list>
      <text:list xml:id="list143645877" text:style-name="L2">
        <text:list-item>
          <text:list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9:58:39.393758869</meta:creation-date>
    <dc:date>2021-11-11T10:24:48.748869964</dc:date>
    <meta:editing-duration>PT24M48S</meta:editing-duration>
    <meta:editing-cycles>17</meta:editing-cycles>
    <meta:generator>LibreOffice/7.2.2.2$Linux_X86_64 LibreOffice_project/20$Build-2</meta:generator>
    <meta:document-statistic meta:table-count="0" meta:image-count="0" meta:object-count="8" meta:page-count="1" meta:paragraph-count="17" meta:word-count="228" meta:character-count="1305" meta:non-whitespace-character-count="1108"/>
  </office:meta>
</office:document-meta>
</file>

<file path=Object 1/content.xml><?xml version="1.0" encoding="utf-8"?>
<math xmlns="http://www.w3.org/1998/Math/MathML" display="block">
  <semantics>
    <mi>λ</mi>
    <annotation encoding="StarMath 5.0">%lambda</annotation>
  </semantics>
</math>
</file>

<file path=Object 2/content.xml><?xml version="1.0" encoding="utf-8"?>
<math xmlns="http://www.w3.org/1998/Math/MathML" display="block">
  <semantics>
    <mi>θ</mi>
    <annotation encoding="StarMath 5.0">%theta</annotation>
  </semantics>
</math>
</file>

<file path=Object 3/content.xml><?xml version="1.0" encoding="utf-8"?>
<math xmlns="http://www.w3.org/1998/Math/MathML" display="block">
  <semantics>
    <mi>θ</mi>
    <annotation encoding="StarMath 5.0">%theta</annotation>
  </semantics>
</math>
</file>

<file path=Object 4/content.xml><?xml version="1.0" encoding="utf-8"?>
<math xmlns="http://www.w3.org/1998/Math/MathML" display="block">
  <semantics>
    <mrow>
      <mi>n</mi>
      <mrow>
        <mi>λ</mi>
        <mo stretchy="false">=</mo>
        <mi>d</mi>
      </mrow>
      <mi>sin</mi>
      <mi>θ</mi>
    </mrow>
    <annotation encoding="StarMath 5.0">n %lambda = d sin{ %theta }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i>d</mi>
      <mo stretchy="false">=</mo>
      <mfrac>
        <mn>1</mn>
        <mrow>
          <mi mathvariant="italic">no</mi>
          <mi>.</mi>
          <mi mathvariant="italic">of</mi>
          <mi mathvariant="italic">lines</mi>
          <mi mathvariant="italic">per</mi>
          <mi>m</mi>
        </mrow>
      </mfrac>
    </mrow>
    <annotation encoding="StarMath 5.0">d = 1 over { no. of lines per m }</annotation>
  </semantics>
</math>
</file>